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P37" style:parent-style-name="ListParagraph" style:list-style-name="LFO1" style:family="paragraph"/>
    <style:style style:name="P38" style:parent-style-name="ListParagraph" style:list-style-name="LFO1" style:family="paragraph"/>
    <style:style style:name="P39" style:parent-style-name="ListParagraph" style:list-style-name="LFO1" style:family="paragraph"/>
    <style:style style:name="P40" style:parent-style-name="ListParagraph" style:list-style-name="LFO1" style:family="paragraph"/>
    <style:style style:name="P41" style:parent-style-name="ListParagraph" style:list-style-name="LFO1" style:family="paragraph"/>
    <style:style style:name="P42" style:parent-style-name="ListParagraph" style:list-style-name="LFO1" style:family="paragraph"/>
    <style:style style:name="P43" style:parent-style-name="ListParagraph" style:list-style-name="LFO1" style:family="paragraph"/>
    <style:style style:name="P44" style:parent-style-name="ListParagraph" style:list-style-name="LFO1" style:family="paragraph"/>
    <style:style style:name="P45" style:parent-style-name="ListParagraph" style:list-style-name="LFO1" style:family="paragraph"/>
    <style:style style:name="P46" style:parent-style-name="ListParagraph" style:list-style-name="LFO1" style:family="paragraph"/>
    <style:style style:name="P47" style:parent-style-name="ListParagraph" style:list-style-name="LFO1" style:family="paragraph"/>
    <style:style style:name="P48" style:parent-style-name="ListParagraph" style:list-style-name="LFO1" style:family="paragraph"/>
    <style:style style:name="P49" style:parent-style-name="ListParagraph" style:list-style-name="LFO1" style:family="paragraph"/>
    <style:style style:name="P50" style:parent-style-name="ListParagraph" style:list-style-name="LFO1" style:family="paragraph"/>
    <style:style style:name="P51" style:parent-style-name="ListParagraph" style:list-style-name="LFO1" style:family="paragraph"/>
    <style:style style:name="P52" style:parent-style-name="ListParagraph" style:list-style-name="LFO1" style:family="paragraph"/>
    <style:style style:name="P53" style:parent-style-name="ListParagraph" style:list-style-name="LFO1" style:family="paragraph"/>
    <style:style style:name="P54" style:parent-style-name="ListParagraph" style:list-style-name="LFO1" style:family="paragraph"/>
    <style:style style:name="P55" style:parent-style-name="ListParagraph" style:list-style-name="LFO1" style:family="paragraph"/>
    <style:style style:name="P56" style:parent-style-name="ListParagraph" style:list-style-name="LFO1" style:family="paragraph"/>
    <style:style style:name="P57" style:parent-style-name="ListParagraph" style:list-style-name="LFO1" style:family="paragraph"/>
    <style:style style:name="P58" style:parent-style-name="ListParagraph" style:list-style-name="LFO1" style:family="paragraph"/>
    <style:style style:name="P59" style:parent-style-name="ListParagraph" style:list-style-name="LFO1" style:family="paragraph"/>
    <style:style style:name="P60" style:parent-style-name="ListParagraph" style:list-style-name="LFO1" style:family="paragraph"/>
    <style:style style:name="P61" style:parent-style-name="ListParagraph" style:list-style-name="LFO1" style:family="paragraph"/>
    <style:style style:name="P62" style:parent-style-name="ListParagraph" style:list-style-name="LFO1" style:family="paragraph"/>
    <style:style style:name="P63" style:parent-style-name="ListParagraph" style:list-style-name="LFO1" style:family="paragraph"/>
    <style:style style:name="P64" style:parent-style-name="ListParagraph" style:list-style-name="LFO1" style:family="paragraph"/>
    <style:style style:name="P65" style:parent-style-name="ListParagraph" style:list-style-name="LFO1" style:family="paragraph"/>
    <style:style style:name="P66" style:parent-style-name="ListParagraph" style:list-style-name="LFO1" style:family="paragraph"/>
    <style:style style:name="P67" style:parent-style-name="ListParagraph" style:list-style-name="LFO1" style:family="paragraph"/>
    <style:style style:name="P68" style:parent-style-name="ListParagraph" style:list-style-name="LFO1" style:family="paragraph"/>
    <style:style style:name="P69" style:parent-style-name="ListParagraph" style:list-style-name="LFO1" style:family="paragraph"/>
    <style:style style:name="P70" style:parent-style-name="ListParagraph" style:list-style-name="LFO1" style:family="paragraph"/>
    <style:style style:name="P71" style:parent-style-name="ListParagraph" style:list-style-name="LFO1" style:family="paragraph"/>
    <style:style style:name="P72" style:parent-style-name="ListParagraph" style:list-style-name="LFO1" style:family="paragraph"/>
    <style:style style:name="P73" style:parent-style-name="ListParagraph" style:list-style-name="LFO1" style:family="paragraph"/>
    <style:style style:name="P74" style:parent-style-name="ListParagraph" style:list-style-name="LFO1" style:family="paragraph"/>
    <style:style style:name="P75" style:parent-style-name="ListParagraph" style:list-style-name="LFO1" style:family="paragraph"/>
    <style:style style:name="P76" style:parent-style-name="ListParagraph" style:list-style-name="LFO1" style:family="paragraph"/>
    <style:style style:name="P77" style:parent-style-name="ListParagraph" style:list-style-name="LFO1" style:family="paragraph"/>
    <style:style style:name="P78" style:parent-style-name="ListParagraph" style:list-style-name="LFO1" style:family="paragraph"/>
    <style:style style:name="P79" style:parent-style-name="ListParagraph" style:list-style-name="LFO1" style:family="paragraph"/>
  </office:automatic-styles>
  <office:body>
    <office:text text:use-soft-page-breaks="true">
      <text:p text:style-name="P1">Tasks:</text:p>
      <text:list text:style-name="LFO1" text:continue-numbering="true">
        <text:list-item>
          <text:p text:style-name="P2">Identify where the states are defined: how many, signal names, values, etc.<text:s/></text:p>
          <text:list text:continue-numbering="true">
            <text:list-item>
              <text:p text:style-name="P3">20 signals</text:p>
            </text:list-item>
            <text:list-item>
              <text:p text:style-name="P4">Self defined</text:p>
              <text:list text:continue-numbering="true">
                <text:list-item>
                  <text:p text:style-name="P5">i2c_state</text:p>
                  <text:list text:continue-numbering="true">
                    <text:list-item>
                      <text:p text:style-name="P6">i2c_st_ready,<text:s/></text:p>
                    </text:list-item>
                    <text:list-item>
                      <text:p text:style-name="P7">i2c_st_start,<text:s/></text:p>
                    </text:list-item>
                    <text:list-item>
                      <text:p text:style-name="P8">i2c_st_address</text:p>
                    </text:list-item>
                    <text:list-item>
                      <text:p text:style-name="P9">i2c_st_sl_ack1</text:p>
                    </text:list-item>
                    <text:list-item>
                      <text:p text:style-name="P10">i2c_st_sl_ack2</text:p>
                    </text:list-item>
                    <text:list-item>
                      <text:p text:style-name="P11">i2c_st_wr,<text:s/><text:tab/><text:tab/></text:p>
                    </text:list-item>
                    <text:list-item>
                      <text:p text:style-name="P12">i2c_st_rd,<text:s/><text:tab/><text:tab/></text:p>
                    </text:list-item>
                    <text:list-item>
                      <text:p text:style-name="P13">i2c_st_ma_ack,</text:p>
                    </text:list-item>
                    <text:list-item>
                      <text:p text:style-name="P14">i2c_st_stop</text:p>
                    </text:list-item>
                  </text:list>
                </text:list-item>
                <text:list-item>
                  <text:p text:style-name="P15">i2c_next_state</text:p>
                  <text:list text:continue-numbering="true">
                    <text:list-item>
                      <text:p text:style-name="P16">i2c_st_ready,<text:s/></text:p>
                    </text:list-item>
                    <text:list-item>
                      <text:p text:style-name="P17">i2c_st_start,<text:s/></text:p>
                    </text:list-item>
                    <text:list-item>
                      <text:p text:style-name="P18">i2c_st_address</text:p>
                    </text:list-item>
                    <text:list-item>
                      <text:p text:style-name="P19">i2c_st_sl_ack1</text:p>
                    </text:list-item>
                    <text:list-item>
                      <text:p text:style-name="P20">i2c_st_sl_ack2</text:p>
                    </text:list-item>
                    <text:list-item>
                      <text:p text:style-name="P21">i2c_st_wr,<text:s/><text:tab/><text:tab/></text:p>
                    </text:list-item>
                    <text:list-item>
                      <text:p text:style-name="P22">i2c_st_rd,<text:s/><text:tab/><text:tab/></text:p>
                    </text:list-item>
                    <text:list-item>
                      <text:p text:style-name="P23">i2c_st_ma_ack,</text:p>
                    </text:list-item>
                    <text:list-item>
                      <text:p text:style-name="P24">i2c_st_stop</text:p>
                    </text:list-item>
                  </text:list>
                </text:list-item>
              </text:list>
            </text:list-item>
            <text:list-item>
              <text:p text:style-name="P25">Boolean</text:p>
              <text:list text:continue-numbering="true">
                <text:list-item>
                  <text:list>
                    <text:list-item>
                      <text:p text:style-name="P26">Ture</text:p>
                    </text:list-item>
                    <text:list-item>
                      <text:p text:style-name="P27">false</text:p>
                    </text:list-item>
                  </text:list>
                </text:list-item>
                <text:list-item>
                  <text:p text:style-name="P28">i2c_bit_counter_reset</text:p>
                </text:list-item>
                <text:list-item>
                  <text:p text:style-name="P29">i2c_bit_counter_max<text:tab/></text:p>
                </text:list-item>
                <text:list-item>
                  <text:p text:style-name="P30">i2c_bit_counter_tick</text:p>
                </text:list-item>
                <text:list-item>
                  <text:p text:style-name="P31">i2c_time_counter_reset</text:p>
                </text:list-item>
                <text:list-item>
                  <text:p text:style-name="P32">rd_data_tick</text:p>
                </text:list-item>
                <text:list-item>
                  <text:p text:style-name="P33">rd_data_end</text:p>
                </text:list-item>
              </text:list>
            </text:list-item>
            <text:list-item>
              <text:p text:style-name="P34">std_logic_vector(7 downto 0)<text:tab/></text:p>
              <text:list text:continue-numbering="true">
                <text:list-item>
                  <text:p text:style-name="P35">i2c_time_counter_q</text:p>
                  <text:list text:continue-numbering="true">
                    <text:list-item>
                      <text:p text:style-name="P36">00000000 to 11111111</text:p>
                    </text:list-item>
                  </text:list>
                </text:list-item>
                <text:list-item>
                  <text:p text:style-name="P37">i2c_time_counter_next<text:tab/></text:p>
                  <text:list text:continue-numbering="true">
                    <text:list-item>
                      <text:p text:style-name="P38">00000000 to 11111111</text:p>
                    </text:list-item>
                  </text:list>
                </text:list-item>
                <text:list-item>
                  <text:p text:style-name="P39">i2c_int_address<text:tab/></text:p>
                  <text:list text:continue-numbering="true">
                    <text:list-item>
                      <text:p text:style-name="P40">i2c_address <text:s/>i2c_rw</text:p>
                    </text:list-item>
                  </text:list>
                </text:list-item>
                <text:list-item>
                  <text:p text:style-name="P41">i2c_rd_data</text:p>
                  <text:list text:continue-numbering="true">
                    <text:list-item>
                      <text:p text:style-name="P42">read of sequence of sda_in</text:p>
                    </text:list-item>
                  </text:list>
                </text:list-item>
              </text:list>
            </text:list-item>
            <text:list-item>
              <text:p text:style-name="P43">natural</text:p>
              <text:list text:continue-numbering="true">
                <text:list-item>
                  <text:p text:style-name="P44">i2c_bit_counter_q</text:p>
                  <text:list text:continue-numbering="true">
                    <text:list-item>
                      <text:p text:style-name="P45">range 0 to 7<text:tab/></text:p>
                    </text:list-item>
                  </text:list>
                </text:list-item>
                <text:list-item>
                  <text:p text:style-name="P46">i2c_bit_counter_next</text:p>
                  <text:list text:continue-numbering="true">
                    <text:list-item>
                      <text:p text:style-name="P47">range 0 to 7</text:p>
                    </text:list-item>
                  </text:list>
                </text:list-item>
              </text:list>
            </text:list-item>
            <text:list-item>
              <text:p text:style-name="P48">std_logic</text:p>
              <text:list text:continue-numbering="true">
                <text:list-item>
                  <text:list>
                    <text:list-item>
                      <text:p text:style-name="P49">0/1</text:p>
                    </text:list-item>
                  </text:list>
                </text:list-item>
                <text:list-item>
                  <text:p text:style-name="P50">sda_tris_int</text:p>
                </text:list-item>
                <text:list-item>
                  <text:p text:style-name="P51">sck_tris_int</text:p>
                </text:list-item>
                <text:list-item>
                  <text:p text:style-name="P52">i2c_busy_int</text:p>
                </text:list-item>
                <text:list-item>
                  <text:p text:style-name="P53">ack_tick_int</text:p>
                </text:list-item>
              </text:list>
            </text:list-item>
          </text:list>
        </text:list-item>
        <text:list-item>
          <text:p text:style-name="P54">In “SYNC_PROC”: four types of memory elements: state register, counters, data register and output buffers. Identify how these are implemented</text:p>
          <text:list text:continue-numbering="true">
            <text:list-item>
              <text:p text:style-name="P55">State</text:p>
              <text:list text:continue-numbering="true">
                <text:list-item>
                  <text:p text:style-name="P56">i2c_state</text:p>
                  <text:list text:continue-numbering="true">
                    <text:list-item>
                      <text:p text:style-name="P57">reset to<text:s/>i2c_st_ready<text:s/>on reset mode</text:p>
                    </text:list-item>
                    <text:list-item>
                      <text:p text:style-name="P58">set to be the<text:s/>i2c_next_state on non-reset mode</text:p>
                    </text:list-item>
                  </text:list>
                </text:list-item>
              </text:list>
            </text:list-item>
            <text:list-item>
              <text:p text:style-name="P59">counter</text:p>
              <text:list text:continue-numbering="true">
                <text:list-item>
                  <text:p text:style-name="P60">i2c_time_counter_q</text:p>
                  <text:list text:continue-numbering="true">
                    <text:list-item>
                      <text:p text:style-name="P61">reset to 00000000 on reset mode</text:p>
                    </text:list-item>
                    <text:list-item>
                      <text:p text:style-name="P62">set to be the<text:s/>i2c_time_counter_nexton non-reset mode</text:p>
                    </text:list-item>
                  </text:list>
                </text:list-item>
                <text:list-item>
                  <text:p text:style-name="P63">i2c_bit_counter_q</text:p>
                  <text:list text:continue-numbering="true">
                    <text:list-item>
                      <text:p text:style-name="P64">reset to 00000000 on reset mode</text:p>
                    </text:list-item>
                    <text:list-item>
                      <text:p text:style-name="P65">set to be the<text:s/>i2c_bit_counter_next<text:s/>on non-reset mode</text:p>
                    </text:list-item>
                  </text:list>
                </text:list-item>
              </text:list>
            </text:list-item>
            <text:list-item>
              <text:p text:style-name="P66">data register</text:p>
              <text:list text:continue-numbering="true">
                <text:list-item>
                  <text:p text:style-name="P67">i2c_rd_data</text:p>
                  <text:list text:continue-numbering="true">
                    <text:list-item>
                      <text:p text:style-name="P68">reset to 00000000 on reset mode</text:p>
                    </text:list-item>
                    <text:list-item>
                      <text:p text:style-name="P69">shift left and set sda_in in to the register</text:p>
                    </text:list-item>
                  </text:list>
                </text:list-item>
              </text:list>
            </text:list-item>
            <text:list-item>
              <text:p text:style-name="P70">buffers</text:p>
              <text:list text:continue-numbering="true">
                <text:list-item>
                  <text:p text:style-name="P71">sda_tris_int</text:p>
                </text:list-item>
                <text:list-item>
                  <text:p text:style-name="P72">sck_tris_int</text:p>
                </text:list-item>
                <text:list-item>
                  <text:p text:style-name="P73">i2c_busy_int</text:p>
                </text:list-item>
                <text:list-item>
                  <text:p text:style-name="P74">ack_tick_int</text:p>
                  <text:list text:continue-numbering="true">
                    <text:list-item>
                      <text:p text:style-name="P75">glitch canceling on outpu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Implementation of Boolean signals before next process to increase readability of if-statements</text:p>
          <text:list text:continue-numbering="true">
            <text:list-item>
              <text:p text:style-name="P77"/>
            </text:list-item>
          </text:list>
        </text:list-item>
        <text:list-item>
          <text:p text:style-name="P78">Separate process for output decode; special arrangement for implementation in hierarchical design.<text:s/></text:p>
        </text:list-item>
        <text:list-item>
          <text:p text:style-name="P79">Task: Draw a state diagram for the states implemented in this cod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ozhao Liu</meta:initial-creator>
    <dc:creator>Bozhao Liu</dc:creator>
    <meta:creation-date>2018-09-05T10:24:00Z</meta:creation-date>
    <dc:date>2018-09-05T16:22:00Z</dc:date>
    <meta:template xlink:href="Normal.dotm" xlink:type="simple"/>
    <meta:editing-cycles>3</meta:editing-cycles>
    <meta:editing-duration>PT21480S</meta:editing-duration>
    <meta:document-statistic meta:page-count="1" meta:paragraph-count="3" meta:word-count="263" meta:character-count="1760" meta:row-count="12" meta:non-whitespace-character-count="1500"/>
  </office:meta>
</office:document-meta>
</file>